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content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1" svg:font-family="'Century Schoolbook L'" style:font-pitch="variable"/>
    <style:font-face style:name="Liberation Sans1" svg:font-family="'Liberation Sans'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_5f_1">
      <style:graphic-properties svg:stroke-width="0.035cm" svg:stroke-color="#000000" draw:marker-start-width="0.252cm" draw:marker-end-width="0.252cm" draw:fill-color="#66ccff" draw:textarea-horizontal-align="justify" draw:textarea-vertical-align="middle" draw:auto-grow-height="false" fo:min-height="6.316cm" fo:min-width="4.466cm" fo:padding-top="0.142cm" fo:padding-bottom="0.142cm" fo:padding-left="0.267cm" fo:padding-right="0.267cm"/>
    </style:style>
    <style:style style:name="gr2" style:family="graphic" style:parent-style-name="Default_5f_1_5f_1">
      <style:graphic-properties svg:stroke-color="#000000" draw:fill-color="#ffffff" draw:textarea-horizontal-align="justify" draw:textarea-vertical-align="middle" draw:auto-grow-height="false" fo:min-height="6.418cm" fo:min-width="9.13cm"/>
    </style:style>
    <style:style style:name="gr3" style:family="graphic" style:parent-style-name="Default_5f_1_5f_1">
      <style:graphic-properties svg:stroke-color="#000000" draw:fill="solid" draw:fill-color="#ffffff" draw:textarea-horizontal-align="justify" draw:textarea-vertical-align="middle" draw:auto-grow-height="false" fo:min-height="1.15cm" fo:min-width="3.9cm"/>
    </style:style>
    <style:style style:name="gr4" style:family="graphic" style:parent-style-name="Default_5f_1_5f_1">
      <style:graphic-properties svg:stroke-color="#000000" draw:fill-color="#ffffff" draw:textarea-horizontal-align="justify" draw:textarea-vertical-align="middle" draw:auto-grow-height="false" fo:min-height="1.15cm" fo:min-width="3.9cm"/>
    </style:style>
    <style:style style:name="gr5" style:family="graphic" style:parent-style-name="Default_5f_1_5f_1">
      <style:graphic-properties draw:fill-color="#66ccff" draw:textarea-horizontal-align="justify" draw:textarea-vertical-align="middle" draw:auto-grow-height="false" fo:min-height="3.35cm" fo:min-width="4.9cm"/>
    </style:style>
    <style:style style:name="gr6" style:family="graphic" style:parent-style-name="Default_5f_1_5f_1">
      <style:graphic-properties draw:fill-color="#66ccff" draw:textarea-horizontal-align="justify" draw:textarea-vertical-align="middle" draw:auto-grow-height="false" fo:min-height="1.024cm" fo:min-width="2.47cm"/>
    </style:style>
    <style:style style:name="gr7" style:family="graphic" style:parent-style-name="Default_5f_1_5f_1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Default_5f_1_5f_1">
      <style:graphic-properties draw:fill-color="#66ff99" draw:textarea-horizontal-align="justify" draw:textarea-vertical-align="middle" draw:auto-grow-height="false" fo:min-height="0.6cm" fo:min-width="2.046cm"/>
    </style:style>
    <style:style style:name="gr9" style:family="graphic" style:parent-style-name="objectwithoutfill">
      <style:graphic-properties draw:stroke="solid" svg:stroke-width="0.035cm" svg:stroke-color="#ff3333" draw:marker-start="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0.738cm"/>
    </style:style>
    <style:style style:name="gr12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0.75cm"/>
    </style:style>
    <style:style style:name="gr13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1.423cm"/>
    </style:style>
    <style:style style:name="gr14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false" fo:min-height="0.937cm" fo:min-width="0cm"/>
    </style:style>
    <style:style style:name="gr15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1.649cm"/>
    </style:style>
    <style:style style:name="gr16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0.827cm"/>
    </style:style>
    <style:style style:name="gr17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18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1.373cm"/>
    </style:style>
    <style:style style:name="gr19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3.89cm"/>
    </style:style>
    <style:style style:name="gr20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0.734cm"/>
    </style:style>
    <style:style style:name="gr21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1.177cm"/>
    </style:style>
    <style:style style:name="gr22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0.628cm"/>
    </style:style>
    <style:style style:name="gr23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1.768cm"/>
    </style:style>
    <style:style style:name="gr24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0.937cm"/>
    </style:style>
    <style:style style:name="gr25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1.94cm"/>
    </style:style>
    <style:style style:name="gr26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537cm"/>
    </style:style>
    <style:style style:name="gr27" style:family="graphic" style:parent-style-name="Default_5f_1">
      <style:graphic-properties svg:stroke-color="#000000" draw:fill-color="#ffffff" draw:textarea-horizontal-align="justify" draw:textarea-vertical-align="middle" draw:auto-grow-height="false" fo:min-height="2.75cm" fo:min-width="2.5cm"/>
    </style:style>
    <style:style style:name="gr28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628cm"/>
    </style:style>
    <style:style style:name="gr29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34cm"/>
    </style:style>
    <style:style style:name="gr30" style:family="graphic">
      <style:graphic-properties style:protect="size"/>
    </style:style>
    <style:style style:name="gr31" style:family="graphic" style:parent-style-name="Object_20_with_20_no_20_fill_20_and_20_no_20_line">
      <style:graphic-properties draw:textarea-vertical-align="middle" draw:ole-draw-aspect="1"/>
    </style:style>
    <style:style style:name="gr32" style:family="graphic" style:parent-style-name="standard">
      <style:graphic-properties draw:fill-color="#66ff99" draw:textarea-horizontal-align="justify" draw:textarea-vertical-align="middle" draw:auto-grow-height="false" fo:min-height="0.882cm" fo:min-width="3.036cm"/>
    </style:style>
    <style:style style:name="gr33" style:family="graphic" style:parent-style-name="standard">
      <style:graphic-properties draw:fill-color="#99ffff" draw:textarea-horizontal-align="justify" draw:textarea-vertical-align="middle" draw:auto-grow-height="false" fo:min-height="0.882cm" fo:min-width="3.178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.946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004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734cm"/>
    </style:style>
    <style:style style:name="gr38" style:family="graphic" style:parent-style-name="standard">
      <style:graphic-properties draw:fill-color="#99ff99" draw:textarea-horizontal-align="justify" draw:textarea-vertical-align="middle" draw:auto-grow-height="false" fo:min-height="1.55cm" fo:min-width="5.9cm"/>
    </style:style>
    <style:style style:name="gr39" style:family="graphic" style:parent-style-name="standard">
      <style:graphic-properties draw:fill-color="#99ffff" draw:textarea-horizontal-align="justify" draw:textarea-vertical-align="middle" draw:auto-grow-height="false" fo:min-height="1.35cm" fo:min-width="5.9cm"/>
    </style:style>
    <style:style style:name="gr40" style:family="graphic" style:parent-style-name="standard">
      <style:graphic-properties draw:fill-color="#99ffff" draw:textarea-horizontal-align="justify" draw:textarea-vertical-align="middle" draw:auto-grow-height="false" fo:min-height="0.882cm" fo:min-width="2.47cm"/>
    </style:style>
    <style:style style:name="gr41" style:family="graphic" style:parent-style-name="standard">
      <style:graphic-properties draw:fill-color="#99ffff" draw:textarea-horizontal-align="justify" draw:textarea-vertical-align="middle" draw:auto-grow-height="false" fo:min-height="0.849cm" fo:min-width="2.33cm"/>
    </style:style>
    <style:style style:name="gr42" style:family="graphic" style:parent-style-name="standard">
      <style:graphic-properties draw:fill-color="#ff0066" draw:textarea-horizontal-align="justify" draw:textarea-vertical-align="middle" draw:auto-grow-height="false" fo:min-height="5.7cm" fo:min-width="0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373cm"/>
    </style:style>
    <style:style style:name="gr44" style:family="graphic" style:parent-style-name="objectwithoutfill">
      <style:graphic-properties svg:stroke-width="0.212cm" svg:stroke-color="#ff0066" draw:marker-start-width="0.517cm" draw:marker-end="Arrow" draw:marker-end-width="0.617cm" draw:fill="none" draw:textarea-vertical-align="middle" fo:padding-top="0.23cm" fo:padding-bottom="0.23cm" fo:padding-left="0.355cm" fo:padding-right="0.35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7.4cm"/>
    </style:style>
    <style:style style:name="pr3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2.657cm" style:use-optimal-column-width="false"/>
    </style:style>
    <style:style style:name="co2" style:family="table-column">
      <style:table-column-properties style:column-width="2.815cm" style:use-optimal-column-width="false"/>
    </style:style>
    <style:style style:name="co3" style:family="table-column">
      <style:table-column-properties style:column-width="2.106cm" style:use-optimal-column-width="false"/>
    </style:style>
    <style:style style:name="co4" style:family="table-column">
      <style:table-column-properties style:column-width="3.244cm" style:use-optimal-column-width="false"/>
    </style:style>
    <style:style style:name="co5" style:family="table-column">
      <style:table-column-properties style:column-width="2.88cm" style:use-optimal-column-width="false"/>
    </style:style>
    <style:style style:name="co6" style:family="table-column">
      <style:table-column-properties style:column-width="3.225cm" style:use-optimal-column-width="false"/>
    </style:style>
    <style:style style:name="co7" style:family="table-column">
      <style:table-column-properties style:column-width="2.15cm" style:use-optimal-column-width="false"/>
    </style:style>
    <style:style style:name="co8" style:family="table-column">
      <style:table-column-properties style:column-width="2.893cm" style:use-optimal-column-width="false"/>
    </style:style>
    <style:style style:name="co9" style:family="table-column">
      <style:table-column-properties style:column-width="3.551cm" style:use-optimal-column-width="false"/>
    </style:style>
    <style:style style:name="ro1" style:family="table-row">
      <style:table-row-properties style:row-height="1.852cm"/>
    </style:style>
    <style:style style:name="ro2" style:family="table-row">
      <style:table-row-properties style:row-height="1.087cm"/>
    </style:style>
    <style:style style:name="ro3" style:family="table-row">
      <style:table-row-properties style:row-height="0cm"/>
    </style:style>
    <style:style style:name="ro4" style:family="table-row">
      <style:table-row-properties style:row-height="1.271cm"/>
    </style:style>
    <style:style style:name="ro5" style:family="table-row">
      <style:table-row-properties style:row-height="2.597cm"/>
    </style:style>
    <style:style style:name="ro6" style:family="table-row">
      <style:table-row-properties style:row-height="3.319cm"/>
    </style:style>
    <style:style style:name="ro7" style:family="table-row">
      <style:table-row-properties style:row-height="2.263cm"/>
    </style:style>
    <style:style style:name="ro8" style:family="table-row">
      <style:table-row-properties style:row-height="1.89cm"/>
    </style:style>
    <style:style style:name="ro9" style:family="table-row">
      <style:table-row-properties style:row-height="1.259cm"/>
    </style:style>
    <style:style style:name="ce1" style:family="table-cell">
      <style:text-properties style:font-name="Century Schoolbook L" fo:font-size="16pt" style:font-size-asian="16pt" style:font-size-complex="16pt"/>
    </style:style>
    <style:style style:name="ce2" style:family="table-cell">
      <style:text-properties style:font-name="Century Schoolbook L"/>
    </style:style>
    <style:style style:name="ce3" style:family="table-cell">
      <style:text-properties style:font-name="Century Schoolbook L" fo:font-size="15pt" style:font-size-asian="15pt" style:font-size-complex="15pt"/>
    </style:style>
    <style:style style:name="ce4" style:family="table-cell">
      <style:text-properties style:font-name="Century Schoolbook L" fo:font-size="13pt" style:font-size-asian="13pt" style:font-size-complex="13pt"/>
    </style:style>
    <style:style style:name="P1" style:family="paragraph">
      <loext:graphic-properties draw:fill-color="#66ccff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text-properties style:font-name="Century Schoolbook L"/>
    </style:style>
    <style:style style:name="P4" style:family="paragraph">
      <loext:graphic-properties draw:fill-color="#ffffff"/>
      <style:text-properties fo:font-size="20pt" style:font-size-asian="20pt" style:font-size-complex="20pt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  <style:text-properties style:font-name="Century Schoolbook L" fo:font-size="14pt" style:font-size-asian="14pt" style:font-size-complex="14pt"/>
    </style:style>
    <style:style style:name="P7" style:family="paragraph">
      <loext:graphic-properties draw:fill-color="#ffffff"/>
      <style:paragraph-properties fo:text-align="center"/>
      <style:text-properties style:font-name="Century Schoolbook L" fo:font-size="14pt" style:font-size-asian="14pt" style:font-size-complex="14pt"/>
    </style:style>
    <style:style style:name="P8" style:family="paragraph">
      <loext:graphic-properties draw:fill-color="#66ccff"/>
      <style:paragraph-properties fo:text-align="center"/>
      <style:text-properties style:font-name="Century Schoolbook L" fo:font-size="20pt" style:font-size-asian="20pt" style:font-size-complex="20pt"/>
    </style:style>
    <style:style style:name="P9" style:family="paragraph">
      <loext:graphic-properties draw:fill-color="#66ccff"/>
      <style:paragraph-properties fo:text-align="center"/>
      <style:text-properties style:font-name="Century Schoolbook L"/>
    </style:style>
    <style:style style:name="P10" style:family="paragraph">
      <loext:graphic-properties draw:fill-color="#66ff99"/>
      <style:paragraph-properties fo:text-align="center"/>
      <style:text-properties style:font-name="Century Schoolbook L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ffffff"/>
      <style:text-properties fo:font-size="18pt" style:font-size-asian="16pt" style:font-size-complex="16pt"/>
    </style:style>
    <style:style style:name="P14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15" style:family="paragraph">
      <loext:graphic-properties draw:fill="none" draw:fill-color="#ffffff"/>
      <style:text-properties style:font-name="Century Schoolbook L" fo:font-size="15pt" style:font-size-asian="15pt" style:font-size-complex="15pt"/>
    </style:style>
    <style:style style:name="P16" style:family="paragraph">
      <loext:graphic-properties draw:fill="none" draw:fill-color="#ffffff"/>
      <style:text-properties fo:font-size="15pt" style:font-size-asian="15pt" style:font-size-complex="15pt"/>
    </style:style>
    <style:style style:name="P17" style:family="paragraph">
      <loext:graphic-properties draw:fill="none" draw:fill-color="#ffffff"/>
      <style:text-properties fo:font-size="16pt" style:font-size-asian="16pt" style:font-size-complex="16pt"/>
    </style:style>
    <style:style style:name="P18" style:family="paragraph">
      <loext:graphic-properties draw:fill="none" draw:fill-color="#ffffff"/>
      <style:text-properties style:font-name="Century Schoolbook L" fo:font-size="12pt" fo:font-weight="bold" style:font-size-asian="12pt" style:font-weight-asian="bold" style:font-size-complex="12pt" style:font-weight-complex="bold"/>
    </style:style>
    <style:style style:name="P19" style:family="paragraph">
      <loext:graphic-properties draw:fill="none" draw:fill-color="#ffffff"/>
      <style:text-properties style:font-name="Century Schoolbook L" fo:font-size="12pt" style:font-size-asian="12pt" style:font-size-complex="12pt"/>
    </style:style>
    <style:style style:name="P20" style:family="paragraph">
      <loext:graphic-properties draw:fill="none" draw:fill-color="#ffffff"/>
      <style:text-properties fo:font-size="13pt" style:font-size-asian="13pt" style:font-size-complex="13pt"/>
    </style:style>
    <style:style style:name="P21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22" style:family="paragraph">
      <loext:graphic-properties draw:fill="none" draw:fill-color="#ffffff"/>
      <style:text-properties style:font-name="Century Schoolbook L"/>
    </style:style>
    <style:style style:name="P23" style:family="paragraph">
      <loext:graphic-properties draw:fill-color="#ffffff"/>
    </style:style>
    <style:style style:name="P24" style:family="paragraph">
      <loext:graphic-properties draw:fill-color="#99ffff"/>
      <style:paragraph-properties fo:text-align="center"/>
      <style:text-properties style:font-name="Century Schoolbook L"/>
    </style:style>
    <style:style style:name="P25" style:family="paragraph">
      <loext:graphic-properties draw:fill="none" draw:fill-color="#ffffff"/>
      <style:text-properties style:font-name="Century Schoolbook L" fo:font-size="22pt"/>
    </style:style>
    <style:style style:name="P26" style:family="paragraph">
      <loext:graphic-properties draw:fill="none" draw:fill-color="#ffffff"/>
      <style:text-properties style:font-name="Century Schoolbook L" fo:font-size="16pt" style:font-size-asian="16pt" style:font-size-complex="16pt"/>
    </style:style>
    <style:style style:name="P27" style:family="paragraph">
      <loext:graphic-properties draw:fill-color="#99ff99"/>
      <style:paragraph-properties fo:text-align="center"/>
      <style:text-properties style:font-name="Century Schoolbook L"/>
    </style:style>
    <style:style style:name="P28" style:family="paragraph">
      <loext:graphic-properties draw:fill-color="#99ffff"/>
      <style:paragraph-properties fo:text-align="center"/>
      <style:text-properties style:font-name="Century Schoolbook L1"/>
    </style:style>
    <style:style style:name="P29" style:family="paragraph">
      <loext:graphic-properties draw:fill-color="#ff0066"/>
      <style:paragraph-properties fo:text-align="center"/>
    </style:style>
    <style:style style:name="T1" style:family="text">
      <style:text-properties style:font-name="Century Schoolbook L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style:font-name="Century Schoolbook L" fo:font-size="14pt" style:font-size-asian="14pt" style:font-size-complex="14pt"/>
    </style:style>
    <style:style style:name="T4" style:family="text">
      <style:text-properties style:font-name="Century Schoolbook L" fo:font-size="20pt" style:font-size-asian="20pt" style:font-size-complex="20pt"/>
    </style:style>
    <style:style style:name="T5" style:family="text">
      <style:text-properties style:font-name="Century Schoolbook L" fo:font-size="15pt" style:font-size-asian="15pt" style:font-size-complex="15pt"/>
    </style:style>
    <style:style style:name="T6" style:family="text">
      <style:text-properties fo:font-size="18pt" style:font-size-asian="16pt" style:font-size-complex="16pt"/>
    </style:style>
    <style:style style:name="T7" style:family="text">
      <style:text-properties fo:font-size="13pt" fo:font-weight="bold" style:font-size-asian="13pt" style:font-weight-asian="bold" style:font-size-complex="13pt" style:font-weight-complex="bold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style:font-name="Century Schoolbook L" fo:font-size="16pt" style:font-size-asian="16pt" style:font-size-complex="16pt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style:font-name="Century Schoolbook L"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size="14pt" fo:background-color="transparent" style:font-size-asian="14pt" style:font-size-complex="14pt"/>
    </style:style>
    <style:style style:name="T14" style:family="text">
      <style:text-properties style:font-name="Century Schoolbook L" fo:font-size="13pt" style:font-size-asian="13pt" style:font-size-complex="13pt"/>
    </style:style>
    <style:style style:name="T15" style:family="text">
      <style:text-properties style:font-name="Century Schoolbook L" fo:font-size="22pt"/>
    </style:style>
    <style:style style:name="T16" style:family="text">
      <style:text-properties style:font-name="Century Schoolbook L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5cm" svg:height="6.6cm" svg:x="3.8cm" svg:y="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0.4cm" svg:height="7.2cm" svg:x="17cm" svg:y="3.6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presentation:style-name="pr1" draw:text-style-name="P3" draw:layer="layout" svg:width="25.199cm" svg:height="3.506cm" svg:x="1.4cm" svg:y="0.837cm" presentation:class="title">
          <draw:text-box>
            <text:p><text:span text:style-name="T1">Intent Parser Part I</text:span></text:p>
          </draw:text-box>
        </draw:frame>
        <draw:frame presentation:style-name="pr2" draw:text-style-name="P4" draw:layer="layout" svg:width="26.199cm" svg:height="17.4cm" svg:x="1.601cm" svg:y="3.4cm">
          <draw:text-box>
            <text:p><text:span text:style-name="T2"><text:s text:c="22"/></text:span></text:p>
          </draw:text-box>
        </draw:frame>
        <draw:custom-shape draw:style-name="gr3" draw:text-style-name="P6" draw:layer="layout" svg:width="4.4cm" svg:height="1.4cm" svg:x="4cm" svg:y="8.6cm">
          <text:p text:style-name="P5"><text:span text:style-name="T3">Term <text:s text:c="2"/>: <text:s/>Fix </text:span></text:p>
          <text:p text:style-name="P5"><text:span text:style-name="T3">Intensity: 25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7" draw:layer="layout" svg:width="4.4cm" svg:height="1.4cm" svg:x="4cm" svg:y="10.2cm">
          <text:p text:style-name="P5"><text:span text:style-name="T3">Term : Recover</text:span></text:p>
          <text:p text:style-name="P5"><text:span text:style-name="T3">Intensity : 3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7" draw:layer="layout" svg:width="4.4cm" svg:height="1.4cm" svg:x="4cm" svg:y="11.8cm">
          <text:p text:style-name="P5"><text:span text:style-name="T3">Term : Primary</text:span></text:p>
          <text:p text:style-name="P5"><text:span text:style-name="T3">Intensity : 2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8" draw:layer="layout" svg:width="5.4cm" svg:height="3.6cm" svg:x="9.6cm" svg:y="4.6cm">
          <text:p text:style-name="P5"><text:span text:style-name="T4">Service </text:span></text:p>
          <text:p text:style-name="P5"><text:span text:style-name="T4">Implementa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9" draw:layer="layout" svg:width="4.2cm" svg:height="1.8cm" svg:x="17.2cm" svg:y="4.6cm">
          <text:p text:style-name="P5"><text:span text:style-name="T1">Trouble</text:span></text:p>
          <text:p text:style-name="P5"><text:span text:style-name="T1">Shoot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001cm" svg:height="0.001cm" svg:x="22.999cm" svg:y="5.58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3.6cm" svg:height="1.2cm" svg:x="17.17cm" svg:y="8.8cm">
          <text:p text:style-name="P5"><text:span text:style-name="T1">Recov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9" draw:text-style-name="P11" draw:layer="layout" svg:width="0cm" svg:height="0cm" svg:x="6.6cm" svg:y="7.6cm" svg:viewBox="0 0 0 0" draw:points="0,0">
          <text:p/>
        </draw:polygon>
        <draw:line draw:style-name="gr10" draw:text-style-name="P11" draw:layer="layout" svg:x1="7.4cm" svg:y1="10cm" svg:x2="9.6cm" svg:y2="7.6cm">
          <text:p/>
        </draw:line>
        <draw:polygon draw:style-name="gr10" draw:text-style-name="P11" draw:layer="layout" svg:width="0cm" svg:height="0cm" svg:x="7.4cm" svg:y="7.2cm" svg:viewBox="0 0 0 0" draw:points="0,0">
          <text:p/>
        </draw:polygon>
        <draw:polygon draw:style-name="gr10" draw:text-style-name="P11" draw:layer="layout" svg:width="0cm" svg:height="0cm" svg:x="7.4cm" svg:y="12cm" svg:viewBox="0 0 0 0" draw:points="0,0">
          <text:p/>
        </draw:polygon>
        <draw:polygon draw:style-name="gr10" draw:text-style-name="P11" draw:layer="layout" svg:width="0cm" svg:height="0cm" svg:x="13.4cm" svg:y="11.6cm" svg:viewBox="0 0 0 0" draw:points="0,0">
          <text:p/>
        </draw:polygon>
        <draw:polygon draw:style-name="gr10" draw:text-style-name="P11" draw:layer="layout" svg:width="0cm" svg:height="0cm" svg:x="20cm" svg:y="14.2cm" svg:viewBox="0 0 0 0" draw:points="0,0">
          <text:p/>
        </draw:polygon>
        <draw:line draw:style-name="gr10" draw:text-style-name="P11" draw:layer="layout" svg:x1="19.8cm" svg:y1="8.8cm" svg:x2="19.6cm" svg:y2="6.4cm">
          <text:p/>
        </draw:line>
        <draw:polygon draw:style-name="gr10" draw:text-style-name="P11" draw:layer="layout" svg:width="0cm" svg:height="0cm" svg:x="23cm" svg:y="7.6cm" svg:viewBox="0 0 0 0" draw:points="0,0">
          <text:p/>
        </draw:polygon>
        <draw:frame draw:style-name="gr11" draw:text-style-name="P12" draw:layer="layout" svg:width="3.6cm" svg:height="0.988cm" svg:x="17.6cm" svg:y="9.838cm">
          <draw:text-box>
            <text:p><text:s/><text:span text:style-name="T5">Term 1</text:span></text:p>
          </draw:text-box>
        </draw:frame>
        <draw:frame draw:style-name="gr12" draw:text-style-name="P13" draw:layer="layout" svg:width="11.4cm" svg:height="1cm" svg:x="7.2cm" svg:y="13.4cm">
          <draw:text-box>
            <text:p><text:span text:style-name="T6"><text:s text:c="7"/></text:span><text:span text:style-name="T5">3. Calculating Confidence Score</text:span></text:p>
          </draw:text-box>
        </draw:frame>
        <draw:frame draw:style-name="gr13" draw:text-style-name="P14" draw:layer="layout" svg:width="3cm" svg:height="1.673cm" svg:x="17cm" svg:y="6.927cm">
          <draw:text-box>
            <text:p><text:span text:style-name="T7"><text:s text:c="5"/></text:span></text:p>
          </draw:text-box>
        </draw:frame>
        <draw:frame draw:style-name="gr14" draw:text-style-name="P12" draw:layer="layout" svg:width="3.6cm" svg:height="1.187cm" svg:x="20.4cm" svg:y="14cm">
          <draw:text-box>
            <text:p/>
          </draw:text-box>
        </draw:frame>
        <draw:frame draw:style-name="gr15" draw:text-style-name="P12" draw:layer="layout" svg:width="6.6cm" svg:height="1.899cm" svg:x="2.8cm" svg:y="6.2cm">
          <draw:text-box>
            <text:p><text:span text:style-name="T8"><text:s/></text:span><text:span text:style-name="T9"><text:s text:c="4"/></text:span><text:span text:style-name="T3">Input Json Document </text:span></text:p>
          </draw:text-box>
        </draw:frame>
        <draw:frame draw:style-name="gr16" draw:text-style-name="P12" draw:layer="layout" svg:width="3cm" svg:height="1.077cm" svg:x="17.6cm" svg:y="3.8cm">
          <draw:text-box>
            <text:p><text:span text:style-name="T8"><text:s text:c="2"/></text:span><text:span text:style-name="T10">Intent 1</text:span><text:span text:style-name="T1"> </text:span></text:p>
          </draw:text-box>
        </draw:frame>
        <draw:frame draw:style-name="gr17" draw:text-style-name="P12" draw:layer="layout" svg:width="3.6cm" svg:height="0.962cm" svg:x="23cm" svg:y="3.8cm">
          <draw:text-box>
            <text:p><text:s text:c="2"/></text:p>
          </draw:text-box>
        </draw:frame>
        <draw:line draw:style-name="gr10" draw:text-style-name="P11" draw:layer="layout" svg:x1="17cm" svg:y1="7.6cm" svg:x2="15cm" svg:y2="7cm">
          <text:p/>
        </draw:line>
        <draw:line draw:style-name="gr10" draw:text-style-name="P11" draw:layer="layout" svg:x1="12.4cm" svg:y1="8.2cm" svg:x2="11.4cm" svg:y2="12.305cm">
          <text:p/>
        </draw:line>
        <draw:frame draw:style-name="Default_5f_1_5f_1" draw:layer="layout" svg:width="10.821cm" svg:height="5.296cm" svg:x="0.566cm" svg:y="14.349cm">
          <table:table table:template-name="su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sun3">
              <table:table-cell>
                <text:p><text:span text:style-name="T5">Term</text:span></text:p>
              </table:table-cell>
              <table:table-cell>
                <text:p><text:span text:style-name="T5">Intensity</text:span></text:p>
              </table:table-cell>
              <table:table-cell>
                <text:p><text:span text:style-name="T5">Weight</text:span></text:p>
              </table:table-cell>
              <table:table-cell>
                <text:p><text:span text:style-name="T5">Calculation</text:span></text:p>
              </table:table-cell>
            </table:table-row>
            <table:table-row table:style-name="ro2" table:default-cell-style-name="ce2">
              <table:table-cell table:style-name="ce1">
                <text:p><text:span text:style-name="T10">Fix</text:span></text:p>
              </table:table-cell>
              <table:table-cell>
                <text:p><text:span text:style-name="T1">25</text:span></text:p>
              </table:table-cell>
              <table:table-cell>
                <text:p><text:span text:style-name="T1">7</text:span></text:p>
              </table:table-cell>
              <table:table-cell table:style-name="ce3">
                <text:p><text:span text:style-name="T5">25*7 = 175</text:span></text:p>
              </table:table-cell>
            </table:table-row>
            <table:table-row table:style-name="ro3" table:default-cell-style-name="ce2">
              <table:table-cell table:style-name="ce1">
                <text:p><text:span text:style-name="T10">Recover</text:span></text:p>
              </table:table-cell>
              <table:table-cell>
                <text:p><text:span text:style-name="T1">30</text:span></text:p>
              </table:table-cell>
              <table:table-cell>
                <text:p><text:span text:style-name="T1">8</text:span></text:p>
              </table:table-cell>
              <table:table-cell table:style-name="ce3">
                <text:p><text:span text:style-name="T5">30*8= <text:s/>240</text:span></text:p>
              </table:table-cell>
            </table:table-row>
            <table:table-row table:style-name="ro4" table:default-cell-style-name="ce2">
              <table:table-cell table:style-name="ce1">
                <text:p><text:span text:style-name="T10">Total</text:span></text:p>
              </table:table-cell>
              <table:table-cell/>
              <table:table-cell/>
              <table:table-cell table:style-name="ce3">
                <text:p><text:span text:style-name="T1"><text:s text:c="10"/></text:span><text:span text:style-name="T10">415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Default_5f_1_5f_1" draw:layer="layout" svg:width="6.104cm" svg:height="5.915cm" svg:x="21.145cm" svg:y="12.315cm">
          <table:table table:template-name="yellow" table:use-first-row-styles="true" table:use-banding-rows-styles="true">
            <table:table-column table:style-name="co5"/>
            <table:table-column table:style-name="co6"/>
            <table:table-row table:style-name="ro5" table:default-cell-style-name="yellow3">
              <table:table-cell>
                <text:p/>
                <text:p><text:s text:c="2"/><text:span text:style-name="T8"><text:s/></text:span><text:span text:style-name="T10">Intent</text:span></text:p>
              </table:table-cell>
              <table:table-cell>
                <text:p/>
                <text:p><text:span text:style-name="T10">Confidence Score</text:span></text:p>
              </table:table-cell>
            </table:table-row>
            <table:table-row table:style-name="ro6">
              <table:table-cell table:style-name="ce1">
                <text:p><text:span text:style-name="T10">Trouble</text:span></text:p>
                <text:p><text:span text:style-name="T10">Shooting</text:span></text:p>
              </table:table-cell>
              <table:table-cell table:style-name="yellow2">
                <text:p><text:span text:style-name="T1">415-160= <text:s text:c="3"/>255</text:span>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10" draw:text-style-name="P11" draw:layer="layout" svg:x1="18.963cm" svg:y1="15.2cm" svg:x2="21.145cm" svg:y2="15.187cm">
          <text:p/>
        </draw:line>
        <draw:frame draw:style-name="gr16" draw:text-style-name="P12" draw:layer="layout" svg:width="4.4cm" svg:height="1.077cm" svg:x="21.8cm" svg:y="18.527cm">
          <draw:text-box>
            <text:p><text:s text:c="6"/><text:span text:style-name="T1">Output</text:span></text:p>
          </draw:text-box>
        </draw:frame>
        <draw:frame draw:style-name="gr18" draw:text-style-name="P15" draw:layer="layout" svg:width="3cm" svg:height="1.623cm" svg:x="8.6cm" svg:y="9.177cm">
          <draw:text-box>
            <text:p><text:span text:style-name="T5">1. Kafka <text:s text:c="6"/>Input</text:span></text:p>
          </draw:text-box>
        </draw:frame>
        <draw:frame draw:style-name="gr19" draw:text-style-name="P16" draw:layer="layout" svg:width="3cm" svg:height="4.14cm" svg:x="14cm" svg:y="7.075cm">
          <draw:text-box>
            <text:p><text:span text:style-name="T11"><text:s text:c="6"/></text:span><text:span text:style-name="T5">2.</text:span></text:p>
            <text:p text:style-name="P5"><text:span text:style-name="T3"><text:s text:c="3"/></text:span><text:span text:style-name="T3">Fetch</text:span></text:p>
            <text:p text:style-name="P5"><text:span text:style-name="T3">data from</text:span></text:p>
            <text:p text:style-name="P5"><text:span text:style-name="T3"><text:s text:c="3"/></text:span><text:span text:style-name="T3">Neo4j</text:span><text:span text:style-name="T5"> <text:s/></text:span><text:span text:style-name="T11"><text:s text:c="4"/></text:span></text:p>
          </draw:text-box>
        </draw:frame>
        <draw:frame draw:style-name="gr20" draw:text-style-name="P17" draw:layer="layout" svg:width="1.2cm" svg:height="0.984cm" svg:x="20.2cm" svg:y="13.8cm">
          <draw:text-box>
            <text:p><text:span text:style-name="T10">4</text:span><text:span text:style-name="T8">.</text:span></text:p>
          </draw:text-box>
        </draw:frame>
        <draw:custom-shape draw:style-name="gr8" draw:text-style-name="P10" draw:layer="layout" svg:width="3.6cm" svg:height="1.2cm" svg:x="22.2cm" svg:y="8.8cm">
          <text:p text:style-name="P5"><text:span text:style-name="T1">Fi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3.6cm" svg:height="1.2cm" svg:x="23.6cm" svg:y="6.8cm">
          <text:p text:style-name="P5"><text:span text:style-name="T1">Prima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6" draw:layer="layout" svg:width="4.2cm" svg:height="1.427cm" svg:x="21.4cm" svg:y="10.039cm">
          <draw:text-box>
            <text:p><text:span text:style-name="T11"><text:s text:c="11"/></text:span><text:span text:style-name="T5">Term 2</text:span></text:p>
          </draw:text-box>
        </draw:frame>
        <draw:frame draw:style-name="gr18" draw:text-style-name="P15" draw:layer="layout" svg:width="2.6cm" svg:height="1.623cm" svg:x="24.4cm" svg:y="8cm">
          <draw:text-box>
            <text:p><text:span text:style-name="T5">Term 3</text:span></text:p>
          </draw:text-box>
        </draw:frame>
        <draw:line draw:style-name="gr10" draw:text-style-name="P11" draw:layer="layout" svg:x1="22.4cm" svg:y1="9.2cm" svg:x2="20.4cm" svg:y2="6.4cm">
          <text:p/>
        </draw:line>
        <draw:frame draw:style-name="gr22" draw:text-style-name="P17" draw:layer="layout" svg:width="3cm" svg:height="0.878cm" svg:x="23cm" svg:y="3.8cm">
          <draw:text-box>
            <text:p><text:span text:style-name="T8"><text:s text:c="3"/></text:span></text:p>
          </draw:text-box>
        </draw:frame>
        <draw:frame draw:style-name="gr23" draw:text-style-name="P18" draw:layer="layout" svg:width="3cm" svg:height="2.018cm" svg:x="17cm" svg:y="6.928cm">
          <draw:text-box>
            <text:p><text:span text:style-name="T12">Indicator <text:s text:c="8"/>Of </text:span></text:p>
            <text:p><text:span text:style-name="T12"><text:s text:c="5"/></text:span><text:span text:style-name="T12">{8}</text:span></text:p>
          </draw:text-box>
        </draw:frame>
        <draw:frame draw:style-name="gr24" draw:text-style-name="P16" draw:layer="layout" svg:width="3.2cm" svg:height="1.187cm" svg:x="24cm" svg:y="6cm">
          <draw:text-box>
            <text:p/>
          </draw:text-box>
        </draw:frame>
        <draw:frame draw:style-name="gr23" draw:text-style-name="P18" draw:layer="layout" svg:width="3cm" svg:height="2.018cm" svg:x="23.2cm" svg:y="5cm">
          <draw:text-box>
            <text:p><text:span text:style-name="T12">CounterIndicatorOf</text:span></text:p>
            <text:p><text:span text:style-name="T12"><text:s text:c="2"/></text:span><text:span text:style-name="T12">{8}</text:span></text:p>
          </draw:text-box>
        </draw:frame>
        <draw:frame draw:style-name="gr25" draw:text-style-name="P19" draw:layer="layout" svg:width="2.8cm" svg:height="2.19cm" svg:x="20.8cm" svg:y="6.4cm">
          <draw:text-box>
            <text:p><text:span text:style-name="T12">Indicator <text:s text:c="6"/>Of </text:span></text:p>
            <text:p><text:span text:style-name="T12"><text:s text:c="6"/></text:span><text:span text:style-name="T12">{7}</text:span></text:p>
          </draw:text-box>
        </draw:frame>
        <draw:line draw:style-name="gr10" draw:text-style-name="P11" draw:layer="layout" svg:x1="24cm" svg:y1="6.962cm" svg:x2="21.4cm" svg:y2="5.4cm">
          <text:p/>
        </draw:line>
        <draw:frame draw:style-name="gr26" draw:text-style-name="P20" draw:layer="layout" svg:width="4.8cm" svg:height="1.787cm" svg:x="3.8cm" svg:y="7.213cm">
          <draw:text-box>
            <text:p><text:span text:style-name="T9">URL:http://abc.com</text:span></text:p>
            <text:p><text:span text:style-name="T9"><text:s text:c="2"/></text:span><text:span text:style-name="T9">Concept:</text:span><text:span text:style-name="T13"> AOP</text:span></text:p>
          </draw:text-box>
        </draw:frame>
        <draw:custom-shape draw:style-name="gr27" draw:text-style-name="P21" draw:layer="layout" svg:width="3cm" svg:height="3cm" svg:x="0.6cm" svg:y="4cm">
          <text:p text:style-name="P5"><text:span text:style-name="T9">Consumes</text:span></text:p>
          <text:p text:style-name="P5"><text:span text:style-name="T9">From</text:span></text:p>
          <text:p text:style-name="P5"><text:span text:style-name="T9">Document</text:span></text:p>
          <text:p text:style-name="P5"><text:span text:style-name="T9">Parser</text:span></text:p>
          <draw:enhanced-geometry svg:viewBox="0 0 21600 21600" draw:type="rectangle" draw:enhanced-path="M 0 0 L 21600 0 21600 21600 0 21600 0 0 Z N"/>
        </draw:custom-shape>
        <draw:frame draw:style-name="gr28" draw:text-style-name="P12" draw:layer="layout" svg:width="3cm" svg:height="0.878cm" svg:x="1cm" svg:y="2.2cm">
          <draw:text-box>
            <text:p>Kafka</text:p>
          </draw:text-box>
        </draw:frame>
        <draw:line draw:style-name="gr10" draw:text-style-name="P11" draw:layer="layout" svg:x1="1.601cm" svg:y1="7cm" svg:x2="3.4cm" svg:y2="9.6cm">
          <text:p/>
        </draw:line>
        <draw:frame draw:style-name="Default_5f_1" draw:layer="layout" svg:width="8.599cm" svg:height="5.411cm" svg:x="11.614cm" svg:y="14.285cm">
          <table:table table:template-name="sun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row table:style-name="ro7" table:default-cell-style-name="sun3">
              <table:table-cell>
                <text:p><text:span text:style-name="T5">Term</text:span></text:p>
              </table:table-cell>
              <table:table-cell>
                <text:p><text:span text:style-name="T5">Intensity</text:span></text:p>
              </table:table-cell>
              <table:table-cell>
                <text:p><text:span text:style-name="T5">Weight</text:span></text:p>
              </table:table-cell>
              <table:table-cell>
                <text:p><text:span text:style-name="T5">Calculation</text:span></text:p>
              </table:table-cell>
            </table:table-row>
            <table:table-row table:style-name="ro8" table:default-cell-style-name="ce2">
              <table:table-cell table:style-name="ce3">
                <text:p><text:span text:style-name="T5">Primary</text:span></text:p>
              </table:table-cell>
              <table:table-cell>
                <text:p><text:span text:style-name="T1">20</text:span></text:p>
              </table:table-cell>
              <table:table-cell>
                <text:p><text:span text:style-name="T1">8</text:span></text:p>
              </table:table-cell>
              <table:table-cell table:style-name="ce4">
                <text:p><text:span text:style-name="T14">20*(8)</text:span></text:p>
                <text:p><text:span text:style-name="T14">= 160</text:span></text:p>
              </table:table-cell>
            </table:table-row>
            <table:table-row table:style-name="ro9" table:default-cell-style-name="ce2">
              <table:table-cell table:style-name="ce3">
                <text:p><text:span text:style-name="T5">Total</text:span></text:p>
              </table:table-cell>
              <table:table-cell/>
              <table:table-cell/>
              <table:table-cell table:style-name="ce4">
                <text:p><text:span text:style-name="T1">160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9" draw:text-style-name="P22" draw:layer="layout" svg:width="11cm" svg:height="0.984cm" svg:x="6.4cm" svg:y="19.8cm">
          <draw:text-box>
            <text:p><text:span text:style-name="T1">Tables for Intent: Trouble shooting</text:span></text:p>
          </draw:text-box>
        </draw:frame>
        <presentation:notes draw:style-name="dp2">
          <draw:page-thumbnail draw:style-name="gr30" draw:layer="layout" svg:width="14.848cm" svg:height="11.136cm" svg:x="3.075cm" svg:y="2.257cm" draw:page-number="1" presentation:class="page"/>
          <draw:frame presentation:style-name="pr3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1">Intent Parser Part II</text:span></text:p>
          </draw:text-box>
        </draw:frame>
        <draw:frame draw:style-name="gr31" draw:layer="layout" svg:width="0.091cm" svg:height="0.122cm" svg:x="1.399cm" svg:y="4.318cm" presentation:class="char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standard" draw:layer="layout" svg:width="6.443cm" svg:height="5.915cm" svg:x="0.356cm" svg:y="5.571cm">
          <table:table table:template-name="yellow" table:use-first-row-styles="true" table:use-banding-rows-styles="true">
            <table:table-column table:style-name="co8"/>
            <table:table-column table:style-name="co9"/>
            <table:table-row table:style-name="ro5" table:default-cell-style-name="yellow3">
              <table:table-cell>
                <text:p/>
                <text:p><text:s text:c="2"/><text:span text:style-name="T8"><text:s/></text:span><text:span text:style-name="T10">Intent</text:span></text:p>
              </table:table-cell>
              <table:table-cell>
                <text:p/>
                <text:p><text:span text:style-name="T10">Confidence Score</text:span></text:p>
              </table:table-cell>
            </table:table-row>
            <table:table-row table:style-name="ro6">
              <table:table-cell table:style-name="ce1">
                <text:p><text:span text:style-name="T10">Trouble</text:span></text:p>
                <text:p><text:span text:style-name="T10">Shooting</text:span></text:p>
              </table:table-cell>
              <table:table-cell table:style-name="yellow2">
                <text:p><text:s/><text:span text:style-name="T1">175+240-160= 255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32" draw:text-style-name="P10" draw:layer="layout" svg:width="5cm" svg:height="1.6cm" svg:x="16.8cm" svg:y="8.2cm">
          <text:p text:style-name="P5"><text:span text:style-name="T1">http://abc.co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4" draw:layer="layout" svg:width="5.2cm" svg:height="1.6cm" svg:x="17cm" svg:y="16.6cm">
          <text:p text:style-name="P5"><text:span text:style-name="T1">AO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0" draw:text-style-name="P11" draw:layer="layout" svg:width="0cm" svg:height="0cm" svg:x="12cm" svg:y="11.2cm" svg:viewBox="0 0 0 0" draw:points="0,0">
          <text:p/>
        </draw:polygon>
        <draw:frame draw:style-name="gr34" draw:text-style-name="P18" draw:layer="layout" svg:width="5.2cm" svg:height="3.196cm" svg:x="19.4cm" svg:y="12.8cm">
          <draw:text-box>
            <text:p><text:span text:style-name="T12">{Intent = Trouble Shooting</text:span></text:p>
            <text:p><text:span text:style-name="T12">Confidence Score = 255}</text:span></text:p>
          </draw:text-box>
        </draw:frame>
        <draw:polygon draw:style-name="gr10" draw:text-style-name="P11" draw:layer="layout" svg:width="0cm" svg:height="0cm" svg:x="18.6cm" svg:y="12.8cm" svg:viewBox="0 0 0 0" draw:points="0,0">
          <text:p/>
        </draw:polygon>
        <draw:frame draw:style-name="gr35" draw:text-style-name="P12" draw:layer="layout" svg:width="3.6cm" svg:height="0.962cm" svg:x="17.2cm" svg:y="14.2cm">
          <draw:text-box>
            <text:p><text:s text:c="5"/></text:p>
          </draw:text-box>
        </draw:frame>
        <draw:frame draw:style-name="gr36" draw:text-style-name="P25" draw:layer="layout" svg:width="13.2cm" svg:height="1.254cm" svg:x="13.2cm" svg:y="6.146cm">
          <draw:text-box>
            <text:p><text:span text:style-name="T15"><text:s text:c="8"/></text:span><text:span text:style-name="T15">Neo4J Graph Database</text:span></text:p>
          </draw:text-box>
        </draw:frame>
        <draw:frame draw:style-name="gr37" draw:text-style-name="P26" draw:layer="layout" svg:width="3.8cm" svg:height="0.984cm" svg:x="6.8cm" svg:y="10.4cm">
          <draw:text-box>
            <text:p><text:span text:style-name="T10"><text:s/></text:span><text:span text:style-name="T10">5. Insertion</text:span></text:p>
          </draw:text-box>
        </draw:frame>
        <draw:custom-shape draw:style-name="gr38" draw:text-style-name="P27" draw:layer="layout" svg:width="6.4cm" svg:height="1.8cm" svg:x="0.4cm" svg:y="12cm">
          <text:p text:style-name="P5"><text:span text:style-name="T1">URL : http://abc.co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9" draw:text-style-name="P24" draw:layer="layout" svg:width="6.4cm" svg:height="1.6cm" svg:x="0.4cm" svg:y="14.4cm">
          <text:p text:style-name="P5"><text:span text:style-name="T1">Concept : AO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0" draw:text-style-name="P28" draw:layer="layout" svg:width="4.2cm" svg:height="1.6cm" svg:x="22.4cm" svg:y="15.4cm">
          <text:p text:style-name="P5"><text:span text:style-name="T16">A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8" draw:layer="layout" svg:width="4cm" svg:height="1.553cm" svg:x="12.8cm" svg:y="15.2cm">
          <text:p text:style-name="P5"><text:span text:style-name="T16">Thre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9" draw:layer="layout" svg:width="0.6cm" svg:height="6.8cm" svg:x="18.8cm" svg:y="9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3" draw:text-style-name="P15" draw:layer="layout" svg:width="2.4cm" svg:height="1.623cm" svg:x="16.8cm" svg:y="13.177cm">
          <draw:text-box>
            <text:p><text:span text:style-name="T5">relates</text:span></text:p>
          </draw:text-box>
        </draw:frame>
        <draw:line draw:style-name="gr44" draw:text-style-name="P11" draw:layer="layout" svg:x1="6.799cm" svg:y1="6.8cm" svg:x2="16.799cm" svg:y2="9.01cm">
          <text:p/>
        </draw:line>
        <presentation:notes draw:style-name="dp2">
          <draw:page-thumbnail draw:style-name="gr30" draw:layer="layout" svg:width="14.848cm" svg:height="11.136cm" svg:x="3.075cm" svg:y="2.257cm" draw:page-number="2" presentation:class="page"/>
          <draw:frame presentation:style-name="pr3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Schoolbook L1" svg:font-family="'Century Schoolbook L'" style:font-pitch="variable"/>
    <style:font-face style:name="Liberation Sans1" svg:font-family="'Liberation Sans'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table:table-template text:style-name="yellow">
      <table:first-row table:style-name="yellow3"/>
      <table:last-row table:style-name="yellow3"/>
      <table:first-column table:style-name="yellow3"/>
      <table:last-column table:style-name="yellow3"/>
      <table:odd-rows table:style-name="yellow2"/>
      <table:odd-columns table:style-name="yellow2"/>
      <table:body table:style-name="yellow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9T09:34:33.457185271</meta:creation-date>
    <dc:date>2017-07-21T11:46:07.121730324</dc:date>
    <meta:editing-duration>P1DT2H35M31S</meta:editing-duration>
    <meta:editing-cycles>22</meta:editing-cycles>
    <meta:generator>LibreOffice/5.1.6.2$Linux_X86_64 LibreOffice_project/10m0$Build-2</meta:generator>
    <meta:document-statistic meta:object-count="95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IN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0.092cm" svg:height="0.123cm" xlink:href="." xlink:type="simple" chart:class="chart:bar" chart:style-name="ch1">
        <chart:legend chart:legend-position="end" svg:x="-0.329cm" svg:y="-1.528cm" style:legend-expansion="high" chart:style-name="ch2"/>
        <chart:plot-area chart:style-name="ch3" chart:data-source-has-labels="both" svg:x="0cm" svg:y="0cm" svg:width="-32.767cm" svg:height="-32.767cm">
          <chartooo:coordinate-region svg:x="0cm" svg:y="0cm" svg:width="0cm" svg:height="0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